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b5d20b" officeooo:paragraph-rsid="00b5d20b"/>
    </style:style>
    <style:style style:name="P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049c60" officeooo:paragraph-rsid="01049c60"/>
    </style:style>
    <style:style style:name="P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3dab"/>
    </style:style>
    <style:style style:name="P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910fc" officeooo:paragraph-rsid="010910fc"/>
    </style:style>
    <style:style style:name="P6" style:family="paragraph" style:parent-style-name="Heading_20_2">
      <style:text-properties officeooo:paragraph-rsid="010fbfad"/>
    </style:style>
    <style:style style:name="P7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7256e"/>
    </style:style>
    <style:style style:name="P8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910fc" officeooo:paragraph-rsid="010910fc"/>
    </style:style>
    <style:style style:name="P9" style:family="paragraph" style:parent-style-name="Subtitle">
      <style:text-properties officeooo:rsid="010aa152" officeooo:paragraph-rsid="010aa152"/>
    </style:style>
    <style:style style:name="P10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5da84"/>
    </style:style>
    <style:style style:name="P11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dec17"/>
    </style:style>
    <style:style style:name="P12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e431e"/>
    </style:style>
    <style:style style:name="P13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a037"/>
    </style:style>
    <style:style style:name="P1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aa152"/>
    </style:style>
    <style:style style:name="P1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dec17" officeooo:paragraph-rsid="010dec17"/>
    </style:style>
    <style:style style:name="P16" style:family="paragraph" style:parent-style-name="Text_20_body">
      <style:text-properties officeooo:rsid="010fbfad" officeooo:paragraph-rsid="010fbfad"/>
    </style:style>
    <style:style style:name="P17" style:family="paragraph" style:parent-style-name="Text_20_body">
      <style:text-properties officeooo:paragraph-rsid="010fbf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aa152" style:font-weight-asian="bold" style:font-weight-complex="bold"/>
    </style:style>
    <style:style style:name="T3" style:family="text">
      <style:text-properties fo:font-weight="normal" officeooo:rsid="010aa152" style:font-weight-asian="normal" style:font-weight-complex="normal"/>
    </style:style>
    <style:style style:name="T4" style:family="text">
      <style:text-properties officeooo:rsid="010aa152"/>
    </style:style>
    <style:style style:name="T5" style:family="text">
      <style:text-properties officeooo:rsid="010dec17"/>
    </style:style>
    <style:style style:name="T6" style:family="text">
      <style:text-properties officeooo:rsid="010e431e"/>
    </style:style>
    <style:style style:name="T7" style:family="text">
      <style:text-properties officeooo:rsid="010fbf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4">1 </text:span>de <text:span text:style-name="T4">PM</text:span></text:p>
      <text:p text:style-name="P9">Xadrez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3"><text:span text:style-name="T4">Texto introdutório.</text:span></text:p>
      <text:h text:style-name="P10" text:outline-level="1">2. Implementação</text:h>
      <text:h text:style-name="P7" text:outline-level="2">Estrutura de Dados</text:h>
      <text:p text:style-name="P4">Foram utilizadas diversas estruturas de dados no aplicativo dentre as quais:</text:p>
      <text:p text:style-name="P4"><text:span text:style-name="T2">Peca</text:span><text:span text:style-name="T1">:</text:span> <text:span text:style-name="T4">ABCD</text:span></text:p>
      <text:p text:style-name="P4"><text:span text:style-name="T2">Cavalo</text:span><text:span text:style-name="T1">: </text:span><text:span text:style-name="T3">ABCD</text:span></text:p>
      <text:p text:style-name="P13"><text:span text:style-name="T2">Tabuleiro</text:span><text:span text:style-name="T1">: </text:span><text:span text:style-name="T3">ABCD</text:span></text:p>
      <text:p text:style-name="P14"><text:span text:style-name="T2">Simulador: </text:span><text:span text:style-name="T3">ABCD</text:span></text:p>
      <text:h text:style-name="P8" text:outline-level="2">Algoritmos</text:h>
      <text:p text:style-name="P5">Para .</text:p>
      <text:h text:style-name="P11" text:outline-level="1"><text:span text:style-name="T5">3. Resultados</text:span></text:h>
      <text:p text:style-name="P15">Abcd.</text:p>
      <text:h text:style-name="P12" text:outline-level="1"><text:span text:style-name="T5">3. Pesquisa</text:span></text:h>
      <text:h text:style-name="Heading_20_2" text:outline-level="2">Coesão Lógica</text:h>
      <text:p text:style-name="P16">ddd</text:p>
      <text:h text:style-name="Heading_20_2" text:outline-level="2">Coesão Temporal</text:h>
      <text:p text:style-name="P16">gg</text:p>
      <text:h text:style-name="P6" text:outline-level="2">Coesão Processual</text:h>
      <text:p text:style-name="P16">gg</text:p>
      <text:h text:style-name="P6" text:outline-level="2"><text:span text:style-name="T7">C</text:span>oesão Sequencial</text:h>
      <text:p text:style-name="P17"><text:span text:style-name="T7">gg</text:span></text:p>
      <text:h text:style-name="P6" text:outline-level="2">Coesão Funcional</text:h>
      <text:p text:style-name="P17"><text:span text:style-name="T7">gg</text:span></text:p>
      <text:h text:style-name="Heading_20_2" text:outline-level="2"><text:soft-page-break/>Acoplamento de conteúdo</text:h>
      <text:p text:style-name="P17"><text:span text:style-name="T7">gg</text:span></text:p>
      <text:h text:style-name="Heading_20_2" text:outline-level="2">Acoplamento comum</text:h>
      <text:p text:style-name="P17"><text:span text:style-name="T7">gg</text:span></text:p>
      <text:h text:style-name="Heading_20_2" text:outline-level="2">Acoplamento de controle</text:h>
      <text:p text:style-name="P17"><text:span text:style-name="T7">gg</text:span></text:p>
      <text:h text:style-name="Heading_20_2" text:outline-level="2">Acoplamento de carimbo</text:h>
      <text:p text:style-name="P17"><text:span text:style-name="T7">gg</text:span></text:p>
      <text:h text:style-name="Heading_20_2" text:outline-level="2">Acoplamento de dados</text:h>
      <text:p text:style-name="P17"><text:span text:style-name="T7">gg</text:span></text:p>
      <text:h text:style-name="Heading_20_1" text:outline-level="1"><text:span text:style-name="T6">4. </text:span>Referências</text:h>
      <text:p text:style-name="P2">ZIVIANI, N. 2009. Projeto de Algoritmos com Implementações em Pascal e C, 2ª Edição, Editora Cengage Lear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09-18T16:29:31.043000000</dc:date>
    <meta:editing-duration>PT14H54M31S</meta:editing-duration>
    <meta:editing-cycles>225</meta:editing-cycles>
    <meta:generator>LibreOffice/5.3.4.2$Windows_X86_64 LibreOffice_project/f82d347ccc0be322489bf7da61d7e4ad13fe2ff3</meta:generator>
    <dc:title>Documentação TP1 de PM</dc:title>
    <meta:document-statistic meta:table-count="0" meta:image-count="0" meta:object-count="0" meta:page-count="2" meta:paragraph-count="40" meta:word-count="100" meta:character-count="649" meta:non-whitespace-character-count="589"/>
  </office:meta>
</office:document-meta>
</file>